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38a" officeooo:paragraph-rsid="0005a3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um: 14,05,2021</text:p>
      <text:p text:style-name="P1">Getreidehöhe: ca. 37 cm</text:p>
      <text:p text:style-name="P1">Fruchtzerstörung:</text:p>
      <text:p text:style-name="P1"><text:tab/>ohne Gewicht: fast nicht</text:p>
      <text:p text:style-name="P1"><text:tab/>mit Gewicht: eigentlich nicht, steht bald wieder auf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4T18:18:39.165000000</meta:creation-date>
    <dc:date>2021-05-14T18:20:24.645000000</dc:date>
    <meta:editing-duration>PT1M46S</meta:editing-duration>
    <meta:editing-cycles>1</meta:editing-cycles>
    <meta:document-statistic meta:table-count="0" meta:image-count="0" meta:object-count="0" meta:page-count="1" meta:paragraph-count="5" meta:word-count="19" meta:character-count="135" meta:non-whitespace-character-count="119"/>
    <meta:generator>LibreOffice/6.3.6.2$Windows_X86_64 LibreOffice_project/2196df99b074d8a661f4036fca8fa0cbfa33a497</meta:generator>
  </office:meta>
</office:document-meta>
</file>